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8ef45" officeooo:paragraph-rsid="0018ef45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18ef45" officeooo:paragraph-rsid="0018ef45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18ef45" officeooo:paragraph-rsid="0018ef45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AN MANAGEMENT SYSTEM</text:p>
      <text:p text:style-name="P2"/>
      <text:p text:style-name="P3">PROJECT DESCRIPTION:</text:p>
      <text:p text:style-name="P2"><text:tab/></text:p>
      <text:p text:style-name="P2"><text:span text:style-name="T1">The Banking sector is evergrowing, one of the main aspect of banking sector is Loan sector.</text:span></text:p>
      <text:p text:style-name="P2"><text:span text:style-name="T1">It has a seperate department to manage and maintain it.</text:span></text:p>
      <text:p text:style-name="P2"/>
      <text:p text:style-name="P2"><text:span text:style-name="T1">The importance of this sector has grown tremendously due to the increase in the population</text:span></text:p>
      <text:p text:style-name="P2"><text:span text:style-name="T1">of people to balance their livelihood with their income, as well as enjoying the luxuries</text:span></text:p>
      <text:p text:style-name="P2"><text:span text:style-name="T1">of life, and paying for them part by part.<text:tab/></text:span></text:p>
      <text:p text:style-name="P2"><text:tab/></text:p>
      <text:p text:style-name="P2"><text:span text:style-name="T1">The main purpose of this system is to enable ease in processing the procedures involved</text:span></text:p>
      <text:p text:style-name="P2"><text:span text:style-name="T1">in the existing system, which involves a physical person, or an agent who collects the</text:span></text:p>
      <text:p text:style-name="P2"><text:span text:style-name="T1">information from the client and passes it on to the higher authority, who, after verifying</text:span></text:p>
      <text:p text:style-name="P2"><text:span text:style-name="T1">if the application meets the requirements he approves the application.</text:span></text:p>
      <text:p text:style-name="P2"/>
      <text:p text:style-name="P2"><text:span text:style-name="T1">This process involves a lot of human efforts, time, and sometimes may lack accuracy as</text:span></text:p>
      <text:p text:style-name="P2"><text:span text:style-name="T1">human errors are unavoidab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Untitled1" style:family="graphic" style:parent-style-name="Frame">
      <style:graphic-properties text:anchor-type="paragraph" fo:background-color="transparent" style:background-transparency="100%" draw:fill="solid" style:border-line-width="0.018cm 0.004cm 0.018cm" fo:padding="0.15cm" fo:border="0.06pt double-thin #000000" style:shadow="none" draw:shadow-opacity="100%">
        <style:background-image/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10:36:54.332705931</meta:creation-date>
    <dc:date>2018-05-10T10:47:31.836606556</dc:date>
    <meta:editing-duration>P0D</meta:editing-duration>
    <meta:editing-cycles>1</meta:editing-cycles>
    <meta:document-statistic meta:table-count="0" meta:image-count="0" meta:object-count="0" meta:page-count="1" meta:paragraph-count="15" meta:word-count="144" meta:character-count="860" meta:non-whitespace-character-count="726"/>
    <meta:generator>LibreOffice/4.2.8.2$Linux_x86 LibreOffice_project/420m0$Build-2</meta:generator>
  </office:meta>
</office:document-meta>
</file>